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" svg:font-family="Menl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8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736in"/>
    </style:style>
    <style:style style:name="co3" style:family="table-column">
      <style:table-column-properties fo:break-before="auto" style:column-width="1.9291in"/>
    </style:style>
    <style:style style:name="co4" style:family="table-column">
      <style:table-column-properties fo:break-before="auto" style:column-width="0.7071in"/>
    </style:style>
    <style:style style:name="co5" style:family="table-column">
      <style:table-column-properties fo:break-before="auto" style:column-width="1.3272in"/>
    </style:style>
    <style:style style:name="co6" style:family="table-column">
      <style:table-column-properties fo:break-before="auto" style:column-width="0.8874in"/>
    </style:style>
    <style:style style:name="co7" style:family="table-column">
      <style:table-column-properties fo:break-before="auto" style:column-width="1.4201in"/>
    </style:style>
    <style:style style:name="co8" style:family="table-column">
      <style:table-column-properties fo:break-before="auto" style:column-width="1.5819in"/>
    </style:style>
    <style:style style:name="co9" style:family="table-column">
      <style:table-column-properties fo:break-before="auto" style:column-width="1.3681in"/>
    </style:style>
    <style:style style:name="co10" style:family="table-column">
      <style:table-column-properties fo:break-before="auto" style:column-width="1.2244in"/>
    </style:style>
    <style:style style:name="co11" style:family="table-column">
      <style:table-column-properties fo:break-before="auto" style:column-width="1.4299in"/>
    </style:style>
    <style:style style:name="co12" style:family="table-column">
      <style:table-column-properties fo:break-before="auto" style:column-width="0.878in"/>
    </style:style>
    <style:style style:name="co13" style:family="table-column">
      <style:table-column-properties fo:break-before="auto" style:column-width="0.9161in"/>
    </style:style>
    <style:style style:name="co14" style:family="table-column">
      <style:table-column-properties fo:break-before="auto" style:column-width="0.8972in"/>
    </style:style>
    <style:style style:name="co15" style:family="table-column">
      <style:table-column-properties fo:break-before="auto" style:column-width="1.348in"/>
    </style:style>
    <style:style style:name="co16" style:family="table-column">
      <style:table-column-properties fo:break-before="auto" style:column-width="1.3583in"/>
    </style:style>
    <style:style style:name="co17" style:family="table-column">
      <style:table-column-properties fo:break-before="auto" style:column-width="1.9425in"/>
    </style:style>
    <style:style style:name="co19" style:family="table-column">
      <style:table-column-properties fo:break-before="auto" style:column-width="1.2453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1.0307in" fo:break-before="auto" style:use-optimal-row-height="false"/>
    </style:style>
    <style:style style:name="ro4" style:family="table-row">
      <style:table-row-properties style:row-height="0.4098in" fo:break-before="auto" style:use-optimal-row-height="false"/>
    </style:style>
    <style:style style:name="ro6" style:family="table-row">
      <style:table-row-properties style:row-height="0.304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100" number:language="en" number:country="US">
      <number:text-content/>
    </number:text-style>
    <style:style style:name="ce10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  <style:style style:name="ce5" style:family="table-cell" style:parent-style-name="Default" style:data-style-name="N10100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6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 style:data-style-name="N11">
      <style:table-cell-properties fo:background-color="transparent"/>
    </style:style>
    <style:style style:name="ce13" style:family="table-cell" style:parent-style-name="Default" style:data-style-name="N11">
      <style:table-cell-properties fo:border="0.74pt solid #000000"/>
    </style:style>
    <style:style style:name="ce16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2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Menlo" fo:font-size="12pt" fo:language="none" fo:country="none" style:font-name-asian="Menlo" style:font-size-asian="12pt" style:language-asian="none" style:country-asian="none" style:font-name-complex="Menlo" style:font-size-complex="12pt" style:language-complex="none" style:country-complex="none"/>
    </style:style>
    <style:style style:name="ce24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Menlo" fo:font-size="12pt" fo:language="none" fo:country="none" style:font-name-asian="Menlo" style:font-size-asian="12pt" style:language-asian="none" style:country-asian="none" style:font-name-complex="Menlo" style:font-size-complex="12pt" style:language-complex="none" style:country-complex="none"/>
    </style:style>
    <style:style style:name="ce31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in"/>
    </style:style>
    <style:style style:name="ce54" style:family="table-cell" style:parent-style-name="Default">
      <style:table-cell-properties fo:background-color="transparent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office:forms form:automatic-focus="false" form:apply-design-mode="false"/>
        <table:shapes>
          <draw:frame draw:z-index="0" draw:style-name="gr1" draw:text-style-name="P1" svg:width="8.3201in" svg:height="6.8087in" svg:x="0.2024in" svg:y="13.2657in">
            <draw:object draw:notify-on-update-of-ranges="RESULTS.A18:RESULTS.A19 RESULTS.B18:RESULTS.B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3201in" svg:height="6.8087in" svg:x="9.3713in" svg:y="13.1831in">
            <draw:object draw:notify-on-update-of-ranges="RESULTS.A18:RESULTS.A19 RESULTS.C18:RESULTS.C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ce31"/>
        <table:table-column table:style-name="co13" table:default-cell-style-name="Default"/>
        <table:table-column table:style-name="co6" table:default-cell-style-name="Default"/>
        <table:table-column table:style-name="co12" table:default-cell-style-name="ce31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ce31"/>
        <table:table-column table:style-name="co19" table:default-cell-style-name="ce31"/>
        <table:table-column table:style-name="co18" table:number-columns-repeated="39" table:default-cell-style-name="Default"/>
        <table:table-row table:style-name="ro2">
          <table:table-cell table:style-name="ce2" table:number-columns-spanned="2" table:number-rows-spanned="2"/>
          <table:covered-table-cell table:style-name="ce2"/>
          <table:table-cell table:style-name="ce2"/>
          <table:table-cell table:style-name="ce16" office:value-type="string" calcext:value-type="string" table:number-columns-spanned="21" table:number-rows-spanned="1">
            <text:p>Relative improvement over the best result of heuristics averaged over 22 instances</text:p>
          </table:table-cell>
          <table:covered-table-cell table:style-name="ce16"/>
          <table:covered-table-cell table:style-name="ce24"/>
          <table:covered-table-cell table:number-columns-repeated="5" table:style-name="ce16"/>
          <table:covered-table-cell table:style-name="ce24"/>
          <table:covered-table-cell table:number-columns-repeated="2" table:style-name="ce16"/>
          <table:covered-table-cell table:style-name="ce24"/>
          <table:covered-table-cell table:number-columns-repeated="7" table:style-name="ce16"/>
          <table:covered-table-cell table:number-columns-repeated="2" table:style-name="ce24"/>
          <table:table-cell table:style-name="ce131" table:number-columns-repeated="33"/>
          <table:table-cell table:number-columns-repeated="6"/>
        </table:table-row>
        <table:table-row table:style-name="ro3">
          <table:covered-table-cell table:number-columns-repeated="2" table:style-name="ce2"/>
          <table:table-cell table:style-name="ce2"/>
          <table:table-cell table:style-name="ce19" office:value-type="string" calcext:value-type="string">
            <text:p>bier127</text:p>
          </table:table-cell>
          <table:table-cell table:style-name="ce19" office:value-type="string" calcext:value-type="string">
            <text:p>ch130</text:p>
          </table:table-cell>
          <table:table-cell table:style-name="ce23" office:value-type="string" calcext:value-type="string">
            <text:p>ch150</text:p>
          </table:table-cell>
          <table:table-cell table:style-name="ce19" office:value-type="string" calcext:value-type="string">
            <text:p>d198</text:p>
          </table:table-cell>
          <table:table-cell table:style-name="ce19" office:value-type="string" calcext:value-type="string">
            <text:p>eil101</text:p>
          </table:table-cell>
          <table:table-cell table:style-name="ce19" office:value-type="string" calcext:value-type="string">
            <text:p>gr120</text:p>
          </table:table-cell>
          <table:table-cell table:style-name="ce19" office:value-type="string" calcext:value-type="string">
            <text:p>gr137</text:p>
          </table:table-cell>
          <table:table-cell table:style-name="ce19" office:value-type="string" calcext:value-type="string">
            <text:p>kroA100</text:p>
          </table:table-cell>
          <table:table-cell table:style-name="ce23" office:value-type="string" calcext:value-type="string">
            <text:p>kroA150</text:p>
          </table:table-cell>
          <table:table-cell table:style-name="ce19" office:value-type="string" calcext:value-type="string">
            <text:p>kroB100</text:p>
          </table:table-cell>
          <table:table-cell table:style-name="ce19" office:value-type="string" calcext:value-type="string">
            <text:p>kroB150</text:p>
          </table:table-cell>
          <table:table-cell table:style-name="ce23" office:value-type="string" calcext:value-type="string">
            <text:p>kroC100</text:p>
          </table:table-cell>
          <table:table-cell table:style-name="ce19" office:value-type="string" calcext:value-type="string">
            <text:p>kroD100</text:p>
          </table:table-cell>
          <table:table-cell table:style-name="ce19" office:value-type="string" calcext:value-type="string">
            <text:p>kroE100</text:p>
          </table:table-cell>
          <table:table-cell table:style-name="ce19" office:value-type="string" calcext:value-type="string">
            <text:p>lin105</text:p>
          </table:table-cell>
          <table:table-cell table:style-name="ce19" office:value-type="string" calcext:value-type="string">
            <text:p>pr107</text:p>
          </table:table-cell>
          <table:table-cell table:style-name="ce19" office:value-type="string" calcext:value-type="string">
            <text:p>pr124</text:p>
          </table:table-cell>
          <table:table-cell table:style-name="ce19" office:value-type="string" calcext:value-type="string">
            <text:p>pr136</text:p>
          </table:table-cell>
          <table:table-cell table:style-name="ce19" office:value-type="string" calcext:value-type="string">
            <text:p>pr144</text:p>
          </table:table-cell>
          <table:table-cell table:style-name="ce19" office:value-type="string" calcext:value-type="string">
            <text:p>pr152</text:p>
          </table:table-cell>
          <table:table-cell table:style-name="ce19" office:value-type="string" calcext:value-type="string">
            <text:p>rat195</text:p>
          </table:table-cell>
          <table:table-cell table:style-name="ce19" office:value-type="string" calcext:value-type="string">
            <text:p>rd100</text:p>
          </table:table-cell>
          <table:table-cell table:style-name="ce19" office:value-type="string" calcext:value-type="string">
            <text:p>si175</text:p>
          </table:table-cell>
          <table:table-cell table:style-name="ce19" office:value-type="string" calcext:value-type="string">
            <text:p>u159</text:p>
          </table:table-cell>
          <table:table-cell table:style-name="ce131" table:number-columns-repeated="30"/>
          <table:table-cell table:number-columns-repeated="6"/>
        </table:table-row>
        <table:table-row table:style-name="ro4">
          <table:table-cell table:style-name="ce2" office:value-type="string" calcext:value-type="string" table:number-columns-spanned="2" table:number-rows-spanned="1">
            <text:p>Optimal value →</text:p>
          </table:table-cell>
          <table:covered-table-cell table:style-name="ce2"/>
          <table:table-cell table:style-name="ce2"/>
          <table:table-cell table:style-name="ce19"/>
          <table:table-cell table:style-name="ce22" office:value-type="float" office:value="6110.86094968039" calcext:value-type="float">
            <text:p>6110.86094968039</text:p>
          </table:table-cell>
          <table:table-cell table:style-name="ce26" office:value-type="float" office:value="6532.28093314576" calcext:value-type="float">
            <text:p>6532.28093314576</text:p>
          </table:table-cell>
          <table:table-cell table:style-name="ce19"/>
          <table:table-cell table:style-name="ce22" office:value-type="float" office:value="642.309535790602" calcext:value-type="float">
            <text:p>642.309535790602</text:p>
          </table:table-cell>
          <table:table-cell table:style-name="ce22" office:value-type="float" office:value="6942" calcext:value-type="float">
            <text:p>6942</text:p>
          </table:table-cell>
          <table:table-cell table:style-name="ce19"/>
          <table:table-cell table:style-name="ce22" office:value-type="float" office:value="21285.4431815711" calcext:value-type="float">
            <text:p>21285.4431815711</text:p>
          </table:table-cell>
          <table:table-cell table:style-name="ce23"/>
          <table:table-cell table:style-name="ce19" table:number-columns-repeated="2"/>
          <table:table-cell table:style-name="ce26" office:value-type="float" office:value="20750.7625036875" calcext:value-type="float">
            <text:p>20750.7625036875</text:p>
          </table:table-cell>
          <table:table-cell table:style-name="ce22" office:value-type="float" office:value="21294.2908214904" calcext:value-type="float">
            <text:p>21294.2908214904</text:p>
          </table:table-cell>
          <table:table-cell table:style-name="ce19"/>
          <table:table-cell table:style-name="ce22" office:value-type="float" office:value="14382.9959334512" calcext:value-type="float">
            <text:p>14382.9959334512</text:p>
          </table:table-cell>
          <table:table-cell table:style-name="ce19" table:number-columns-repeated="6"/>
          <table:table-cell table:style-name="ce22" office:value-type="float" office:value="7910.39621021501" calcext:value-type="float">
            <text:p>7910.39621021501</text:p>
          </table:table-cell>
          <table:table-cell table:style-name="ce19" table:number-columns-repeated="2"/>
          <table:table-cell table:style-name="ce131" table:number-columns-repeated="30"/>
          <table:table-cell table:number-columns-repeated="6"/>
        </table:table-row>
        <table:table-row table:style-name="ro4">
          <table:table-cell table:style-name="ce2" office:value-type="string" calcext:value-type="string" table:number-columns-spanned="2" table:number-rows-spanned="1">
            <text:p>Best result of heuristics →</text:p>
          </table:table-cell>
          <table:covered-table-cell table:style-name="ce2"/>
          <table:table-cell table:style-name="ce2"/>
          <table:table-cell office:value-type="float" office:value="122527.859093309" calcext:value-type="float">
            <text:p>122527.859093309</text:p>
          </table:table-cell>
          <table:table-cell office:value-type="float" office:value="6290.35582656011" calcext:value-type="float">
            <text:p>6290.35582656011</text:p>
          </table:table-cell>
          <table:table-cell table:style-name="Default" office:value-type="float" office:value="6753.34509089076" calcext:value-type="float">
            <text:p>6753.34509089076</text:p>
          </table:table-cell>
          <table:table-cell office:value-type="float" office:value="16084.461275953" calcext:value-type="float">
            <text:p>16084.461275953</text:p>
          </table:table-cell>
          <table:table-cell office:value-type="float" office:value="665.185957401641" calcext:value-type="float">
            <text:p>665.185957401641</text:p>
          </table:table-cell>
          <table:table-cell office:value-type="float" office:value="7155" calcext:value-type="float">
            <text:p>7155</text:p>
          </table:table-cell>
          <table:table-cell office:value-type="float" office:value="71496.4462589178" calcext:value-type="float">
            <text:p>71496.4462589178</text:p>
          </table:table-cell>
          <table:table-cell office:value-type="float" office:value="21630.3357524438" calcext:value-type="float">
            <text:p>21630.3357524438</text:p>
          </table:table-cell>
          <table:table-cell table:style-name="Default" office:value-type="float" office:value="27299.2361758235" calcext:value-type="float">
            <text:p>27299.2361758235</text:p>
          </table:table-cell>
          <table:table-cell office:value-type="float" office:value="22690.9705308375" calcext:value-type="float">
            <text:p>22690.9705308375</text:p>
          </table:table-cell>
          <table:table-cell office:value-type="float" office:value="26702.6255271639" calcext:value-type="float">
            <text:p>26702.6255271639</text:p>
          </table:table-cell>
          <table:table-cell table:style-name="ce23" office:value-type="float" office:value="20926.3524874931" calcext:value-type="float">
            <text:p>20926.3524874931</text:p>
          </table:table-cell>
          <table:table-cell office:value-type="float" office:value="21684.3979839534" calcext:value-type="float">
            <text:p>21684.3979839534</text:p>
          </table:table-cell>
          <table:table-cell office:value-type="float" office:value="22499.5302828636" calcext:value-type="float">
            <text:p>22499.5302828636</text:p>
          </table:table-cell>
          <table:table-cell table:style-name="ce19" office:value-type="float" office:value="14626.4222722864" calcext:value-type="float">
            <text:p>14626.4222722864</text:p>
          </table:table-cell>
          <table:table-cell office:value-type="float" office:value="45072.168108085" calcext:value-type="float">
            <text:p>45072.168108085</text:p>
          </table:table-cell>
          <table:table-cell office:value-type="float" office:value="59936.5348678197" calcext:value-type="float">
            <text:p>59936.5348678197</text:p>
          </table:table-cell>
          <table:table-cell office:value-type="float" office:value="101820.559181615" calcext:value-type="float">
            <text:p>101820.559181615</text:p>
          </table:table-cell>
          <table:table-cell office:value-type="float" office:value="59334.5004365251" calcext:value-type="float">
            <text:p>59334.5004365251</text:p>
          </table:table-cell>
          <table:table-cell table:style-name="Default" office:value-type="float" office:value="73840.6639992032" calcext:value-type="float">
            <text:p>73840.6639992032</text:p>
          </table:table-cell>
          <table:table-cell table:style-name="Default" office:value-type="float" office:value="2520.96473011101" calcext:value-type="float">
            <text:p>2520.96473011101</text:p>
          </table:table-cell>
          <table:table-cell table:style-name="ce19" office:value-type="float" office:value="8115.63423178532" calcext:value-type="float">
            <text:p>8115.63423178532</text:p>
          </table:table-cell>
          <table:table-cell office:value-type="float" office:value="21683" calcext:value-type="float">
            <text:p>21683</text:p>
          </table:table-cell>
          <table:table-cell office:value-type="float" office:value="44426.5104279153" calcext:value-type="float">
            <text:p>44426.5104279153</text:p>
          </table:table-cell>
          <table:table-cell table:style-name="ce131" table:number-columns-repeated="30"/>
          <table:table-cell table:number-columns-repeated="6"/>
        </table:table-row>
        <table:table-row table:style-name="ro3">
          <table:table-cell table:style-name="ce65" office:value-type="string" calcext:value-type="string">
            <text:p>Size factor</text:p>
          </table:table-cell>
          <table:table-cell table:style-name="ce93" office:value-type="string" calcext:value-type="string">
            <text:p>Average improvement over all instances <text:s/></text:p>
          </table:table-cell>
          <table:table-cell table:style-name="ce93"/>
          <table:table-cell table:style-name="ce19" table:number-columns-repeated="2"/>
          <table:table-cell table:style-name="ce23"/>
          <table:table-cell table:style-name="ce19" table:number-columns-repeated="5"/>
          <table:table-cell table:style-name="ce23"/>
          <table:table-cell table:style-name="ce19" table:number-columns-repeated="2"/>
          <table:table-cell table:style-name="ce23"/>
          <table:table-cell table:style-name="ce19" table:number-columns-repeated="12"/>
          <table:table-cell table:style-name="ce131" table:number-columns-repeated="30"/>
          <table:table-cell table:number-columns-repeated="6"/>
        </table:table-row>
        <table:table-row table:style-name="ro6">
          <table:table-cell table:style-name="ce4" table:number-columns-repeated="3"/>
          <table:table-cell table:style-name="ce18" office:value-type="string" calcext:value-type="string" table:number-columns-spanned="21" table:number-rows-spanned="1">
            <text:p>Absolute values</text:p>
          </table:table-cell>
          <table:covered-table-cell table:style-name="ce4"/>
          <table:covered-table-cell table:style-name="ce24"/>
          <table:covered-table-cell table:number-columns-repeated="5" table:style-name="ce4"/>
          <table:covered-table-cell table:style-name="ce24"/>
          <table:covered-table-cell table:number-columns-repeated="2" table:style-name="ce4"/>
          <table:covered-table-cell table:style-name="ce24"/>
          <table:covered-table-cell table:number-columns-repeated="7" table:style-name="ce4"/>
          <table:covered-table-cell table:number-columns-repeated="2" table:style-name="ce24"/>
          <table:table-cell table:style-name="ce61" table:number-columns-repeated="39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1" table:number-columns-repeated="2"/>
          <table:table-cell office:value-type="float" office:value="124988.736648347" calcext:value-type="float">
            <text:p>124988.736648347</text:p>
          </table:table-cell>
          <table:table-cell office:value-type="float" office:value="6309.80783900325" calcext:value-type="float">
            <text:p>6309.80783900325</text:p>
          </table:table-cell>
          <table:table-cell table:style-name="Default" office:value-type="float" office:value="6847.13500438345" calcext:value-type="float">
            <text:p>6847.13500438345</text:p>
          </table:table-cell>
          <table:table-cell office:value-type="float" office:value="16307.4924495126" calcext:value-type="float">
            <text:p>16307.4924495126</text:p>
          </table:table-cell>
          <table:table-cell office:value-type="float" office:value="658.569743745333" calcext:value-type="float">
            <text:p>658.569743745333</text:p>
          </table:table-cell>
          <table:table-cell office:value-type="float" office:value="7212" calcext:value-type="float">
            <text:p>7212</text:p>
          </table:table-cell>
          <table:table-cell office:value-type="float" office:value="72845.2119451248" calcext:value-type="float">
            <text:p>72845.2119451248</text:p>
          </table:table-cell>
          <table:table-cell office:value-type="float" office:value="22046.550266332" calcext:value-type="float">
            <text:p>22046.550266332</text:p>
          </table:table-cell>
          <table:table-cell table:style-name="Default" office:value-type="float" office:value="28094.9226010799" calcext:value-type="float">
            <text:p>28094.9226010799</text:p>
          </table:table-cell>
          <table:table-cell office:value-type="float" office:value="22825.2699416658" calcext:value-type="float">
            <text:p>22825.2699416658</text:p>
          </table:table-cell>
          <table:table-cell office:value-type="float" office:value="27352.8001763237" calcext:value-type="float">
            <text:p>27352.8001763237</text:p>
          </table:table-cell>
          <table:table-cell table:style-name="Default" office:value-type="float" office:value="21251.6622974065" calcext:value-type="float">
            <text:p>21251.6622974065</text:p>
          </table:table-cell>
          <table:table-cell office:value-type="float" office:value="21519.2939473098" calcext:value-type="float">
            <text:p>21519.2939473098</text:p>
          </table:table-cell>
          <table:table-cell office:value-type="float" office:value="22491.8772715304" calcext:value-type="float">
            <text:p>22491.8772715304</text:p>
          </table:table-cell>
          <table:table-cell office:value-type="float" office:value="14883.2805511852" calcext:value-type="float">
            <text:p>14883.2805511852</text:p>
          </table:table-cell>
          <table:table-cell office:value-type="float" office:value="45317.8819339703" calcext:value-type="float">
            <text:p>45317.8819339703</text:p>
          </table:table-cell>
          <table:table-cell office:value-type="float" office:value="60314.6891481221" calcext:value-type="float">
            <text:p>60314.6891481221</text:p>
          </table:table-cell>
          <table:table-cell office:value-type="float" office:value="100360.510610644" calcext:value-type="float">
            <text:p>100360.510610644</text:p>
          </table:table-cell>
          <table:table-cell office:value-type="float" office:value="58919.0951770863" calcext:value-type="float">
            <text:p>58919.0951770863</text:p>
          </table:table-cell>
          <table:table-cell table:style-name="Default" office:value-type="float" office:value="75800.8538888016" calcext:value-type="float">
            <text:p>75800.8538888016</text:p>
          </table:table-cell>
          <table:table-cell table:style-name="Default" office:value-type="float" office:value="2529.65573516353" calcext:value-type="float">
            <text:p>2529.65573516353</text:p>
          </table:table-cell>
          <table:table-cell office:value-type="float" office:value="8238.87712670973" calcext:value-type="float">
            <text:p>8238.87712670973</text:p>
          </table:table-cell>
          <table:table-cell office:value-type="float" office:value="21575" calcext:value-type="float">
            <text:p>21575</text:p>
          </table:table-cell>
          <table:table-cell office:value-type="float" office:value="46675.8908543037" calcext:value-type="float">
            <text:p>46675.8908543037</text:p>
          </table:table-cell>
          <table:table-cell table:number-columns-repeated="36"/>
        </table:table-row>
        <table:table-row table:style-name="ro5">
          <table:table-cell table:style-name="ce5" office:value-type="string" calcext:value-type="string">
            <text:p>size factor = 5, m = 5%</text:p>
          </table:table-cell>
          <table:table-cell table:style-name="ce11" table:number-columns-repeated="2"/>
          <table:table-cell office:value-type="float" office:value="125637.293849509" calcext:value-type="float">
            <text:p>125637.293849509</text:p>
          </table:table-cell>
          <table:table-cell office:value-type="float" office:value="6423.729408486" calcext:value-type="float">
            <text:p>6423.729408486</text:p>
          </table:table-cell>
          <table:table-cell table:style-name="Default" office:value-type="float" office:value="7163.67915952346" calcext:value-type="float">
            <text:p>7163.67915952346</text:p>
          </table:table-cell>
          <table:table-cell office:value-type="float" office:value="17300.383179249" calcext:value-type="float">
            <text:p>17300.383179249</text:p>
          </table:table-cell>
          <table:table-cell office:value-type="float" office:value="669.080455408583" calcext:value-type="float">
            <text:p>669.080455408583</text:p>
          </table:table-cell>
          <table:table-cell office:value-type="float" office:value="7308.33333333333" calcext:value-type="float">
            <text:p>7308.33333333333</text:p>
          </table:table-cell>
          <table:table-cell office:value-type="float" office:value="74550.8751259593" calcext:value-type="float">
            <text:p>74550.8751259593</text:p>
          </table:table-cell>
          <table:table-cell office:value-type="float" office:value="21561.9640327677" calcext:value-type="float">
            <text:p>21561.9640327677</text:p>
          </table:table-cell>
          <table:table-cell table:style-name="Default" office:value-type="float" office:value="28498.141954715" calcext:value-type="float">
            <text:p>28498.141954715</text:p>
          </table:table-cell>
          <table:table-cell office:value-type="float" office:value="22659.7543314313" calcext:value-type="float">
            <text:p>22659.7543314313</text:p>
          </table:table-cell>
          <table:table-cell office:value-type="float" office:value="28673.1241373922" calcext:value-type="float">
            <text:p>28673.1241373922</text:p>
          </table:table-cell>
          <table:table-cell table:style-name="Default" office:value-type="float" office:value="21466.255713714" calcext:value-type="float">
            <text:p>21466.255713714</text:p>
          </table:table-cell>
          <table:table-cell office:value-type="float" office:value="22271.0084863418" calcext:value-type="float">
            <text:p>22271.0084863418</text:p>
          </table:table-cell>
          <table:table-cell office:value-type="float" office:value="22815.659628842" calcext:value-type="float">
            <text:p>22815.659628842</text:p>
          </table:table-cell>
          <table:table-cell office:value-type="float" office:value="14609.1714578449" calcext:value-type="float">
            <text:p>14609.1714578449</text:p>
          </table:table-cell>
          <table:table-cell office:value-type="float" office:value="45228.2174812035" calcext:value-type="float">
            <text:p>45228.2174812035</text:p>
          </table:table-cell>
          <table:table-cell office:value-type="float" office:value="61450.1837280381" calcext:value-type="float">
            <text:p>61450.1837280381</text:p>
          </table:table-cell>
          <table:table-cell office:value-type="float" office:value="101451.214702227" calcext:value-type="float">
            <text:p>101451.214702227</text:p>
          </table:table-cell>
          <table:table-cell office:value-type="float" office:value="60854.2964878636" calcext:value-type="float">
            <text:p>60854.2964878636</text:p>
          </table:table-cell>
          <table:table-cell table:style-name="Default" office:value-type="float" office:value="75922.7654594312" calcext:value-type="float">
            <text:p>75922.7654594312</text:p>
          </table:table-cell>
          <table:table-cell table:style-name="Default" office:value-type="float" office:value="2791.68941157634" calcext:value-type="float">
            <text:p>2791.68941157634</text:p>
          </table:table-cell>
          <table:table-cell office:value-type="float" office:value="8356.31199504181" calcext:value-type="float">
            <text:p>8356.31199504181</text:p>
          </table:table-cell>
          <table:table-cell office:value-type="float" office:value="21970.6666666667" calcext:value-type="float">
            <text:p>21970.6666666667</text:p>
          </table:table-cell>
          <table:table-cell office:value-type="float" office:value="46121.2720493015" calcext:value-type="float">
            <text:p>46121.2720493015</text:p>
          </table:table-cell>
          <table:table-cell table:number-columns-repeated="36"/>
        </table:table-row>
        <table:table-row table:style-name="ro6">
          <table:table-cell table:style-name="ce4" table:number-columns-spanned="2" table:number-rows-spanned="1"/>
          <table:covered-table-cell table:style-name="ce11" table:formula="of:=SUM([.D9:.X9])/22" office:value-type="float" office:value="0" calcext:value-type="float">
            <text:p>0</text:p>
          </table:covered-table-cell>
          <table:table-cell table:style-name="ce11"/>
          <table:table-cell table:style-name="ce18" office:value-type="string" calcext:value-type="string" table:number-columns-spanned="21" table:number-rows-spanned="1">
            <text:p>Relative difference of the fitness value in comparison with the best result of heuristics</text:p>
          </table:table-cell>
          <table:covered-table-cell table:style-name="ce16"/>
          <table:covered-table-cell table:style-name="ce24"/>
          <table:covered-table-cell table:number-columns-repeated="5" table:style-name="ce16"/>
          <table:covered-table-cell table:style-name="ce24"/>
          <table:covered-table-cell table:number-columns-repeated="2" table:style-name="ce16"/>
          <table:covered-table-cell table:style-name="ce24"/>
          <table:covered-table-cell table:number-columns-repeated="7" table:style-name="ce16"/>
          <table:covered-table-cell table:number-columns-repeated="2" table:style-name="ce24"/>
          <table:table-cell table:style-name="ce131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1" table:formula="of:=SUM([.D10:.X10])/15" office:value-type="float" office:value="-0.00882022163979114" calcext:value-type="float">
            <text:p>-0.008820221639791</text:p>
          </table:table-cell>
          <table:table-cell table:style-name="ce13" table:formula="of:=[.B10]" office:value-type="percentage" office:value="-0.00882022163979114" calcext:value-type="percentage">
            <text:p>-0.88%</text:p>
          </table:table-cell>
          <table:table-cell table:style-name="ce112" table:formula="of:=([.D4]-[.D7])/[.D4]" office:value-type="float" office:value="-0.0200842287888467" calcext:value-type="float">
            <text:p>-0.020084228788847</text:p>
          </table:table-cell>
          <table:table-cell table:style-name="ce112" table:number-columns-repeated="2"/>
          <table:table-cell table:style-name="ce112" table:formula="of:=([.G4]-[.G7])/[.G4]" office:value-type="float" office:value="-0.013866250770425" calcext:value-type="float">
            <text:p>-0.013866250770425</text:p>
          </table:table-cell>
          <table:table-cell table:style-name="ce112" table:number-columns-repeated="2"/>
          <table:table-cell table:style-name="ce112" table:formula="of:=([.J4]-[.J7])/[.J4]" office:value-type="float" office:value="-0.0188647933817933" calcext:value-type="float">
            <text:p>-0.018864793381793</text:p>
          </table:table-cell>
          <table:table-cell table:style-name="ce112"/>
          <table:table-cell table:style-name="ce112" table:formula="of:=([.L4]-[.L7])/[.L4]" office:value-type="float" office:value="-0.0291468383998633" calcext:value-type="float">
            <text:p>-0.029146838399863</text:p>
          </table:table-cell>
          <table:table-cell table:style-name="ce112" table:formula="of:=([.M4]-[.M7])/[.M4]" office:value-type="float" office:value="-0.00591862788088956" calcext:value-type="float">
            <text:p>-0.00591862788089</text:p>
          </table:table-cell>
          <table:table-cell table:style-name="ce112" table:formula="of:=([.N4]-[.N7])/[.N4]" office:value-type="float" office:value="-0.0243487161402316" calcext:value-type="float">
            <text:p>-0.024348716140232</text:p>
          </table:table-cell>
          <table:table-cell table:style-name="ce112" table:number-columns-repeated="2"/>
          <table:table-cell table:style-name="ce112" table:formula="of:=([.Q4]-[.Q7])/[.Q4]" office:value-type="float" office:value="0.000340140937921097" calcext:value-type="float">
            <text:p>0.000340140937921</text:p>
          </table:table-cell>
          <table:table-cell table:style-name="ce112"/>
          <table:table-cell table:style-name="ce112" table:formula="of:=([.S4]-[.S7])/[.S4]" office:value-type="float" office:value="-0.00545156437329645" calcext:value-type="float">
            <text:p>-0.005451564373296</text:p>
          </table:table-cell>
          <table:table-cell table:style-name="ce112" table:formula="of:=([.T4]-[.T7])/[.T4]" office:value-type="float" office:value="-0.00630924495612495" calcext:value-type="float">
            <text:p>-0.006309244956125</text:p>
          </table:table-cell>
          <table:table-cell table:style-name="ce112" table:formula="of:=([.U4]-[.U7])/[.U4]" office:value-type="float" office:value="0.0143394279378014" calcext:value-type="float">
            <text:p>0.014339427937801</text:p>
          </table:table-cell>
          <table:table-cell table:style-name="ce112" table:formula="of:=([.V4]-[.V7])/[.V4]" office:value-type="float" office:value="0.00700107452464761" calcext:value-type="float">
            <text:p>0.007001074524648</text:p>
          </table:table-cell>
          <table:table-cell table:style-name="ce112" table:formula="of:=([.W4]-[.W7])/[.W4]" office:value-type="float" office:value="-0.0265462115782102" calcext:value-type="float">
            <text:p>-0.02654621157821</text:p>
          </table:table-cell>
          <table:table-cell table:style-name="ce112" table:formula="of:=([.X4]-[.X7])/[.X4]" office:value-type="float" office:value="-0.00344749172755612" calcext:value-type="float">
            <text:p>-0.003447491727556</text:p>
          </table:table-cell>
          <table:table-cell table:style-name="ce112"/>
          <table:table-cell table:style-name="ce112" table:formula="of:=([.Z4]-[.Z7])/[.Z4]" office:value-type="float" office:value="0.00498086058202278" calcext:value-type="float">
            <text:p>0.004980860582023</text:p>
          </table:table-cell>
          <table:table-cell table:style-name="ce112" table:formula="of:=([.AA4]-[.AA7])/[.AA4]" office:value-type="float" office:value="-0.0506314901783285" calcext:value-type="float">
            <text:p>-0.050631490178329</text:p>
          </table:table-cell>
          <table:table-cell table:style-name="ce54" table:number-columns-repeated="30"/>
          <table:table-cell table:number-columns-repeated="6"/>
        </table:table-row>
        <table:table-row table:style-name="ro5">
          <table:table-cell table:style-name="ce5" office:value-type="string" calcext:value-type="string">
            <text:p>size factor = 5, m = 5%</text:p>
          </table:table-cell>
          <table:table-cell table:style-name="ce11" table:formula="of:=SUM([.D11:.X11])/15" office:value-type="float" office:value="-0.0306913712262021" calcext:value-type="float">
            <text:p>-0.030691371226202</text:p>
          </table:table-cell>
          <table:table-cell table:style-name="ce13" table:formula="of:=[.B11]" office:value-type="percentage" office:value="-0.0306913712262021" calcext:value-type="percentage">
            <text:p>-3.07%</text:p>
          </table:table-cell>
          <table:table-cell table:style-name="ce112" table:formula="of:=([.D4]-[.D8])/[.D4]" office:value-type="float" office:value="-0.0253773695158727" calcext:value-type="float">
            <text:p>-0.025377369515873</text:p>
          </table:table-cell>
          <table:table-cell table:style-name="ce112" table:number-columns-repeated="2"/>
          <table:table-cell table:style-name="ce112" table:formula="of:=([.G4]-[.G8])/[.G4]" office:value-type="float" office:value="-0.0755960602245255" calcext:value-type="float">
            <text:p>-0.075596060224526</text:p>
          </table:table-cell>
          <table:table-cell table:style-name="ce112" table:number-columns-repeated="2"/>
          <table:table-cell table:style-name="ce112" table:formula="of:=([.J4]-[.J8])/[.J4]" office:value-type="float" office:value="-0.0427214082218883" calcext:value-type="float">
            <text:p>-0.042721408221888</text:p>
          </table:table-cell>
          <table:table-cell table:style-name="ce112"/>
          <table:table-cell table:style-name="ce112" table:formula="of:=([.L4]-[.L8])/[.L4]" office:value-type="float" office:value="-0.0439171913517947" calcext:value-type="float">
            <text:p>-0.043917191351795</text:p>
          </table:table-cell>
          <table:table-cell table:style-name="ce112" table:formula="of:=([.M4]-[.M8])/[.M4]" office:value-type="float" office:value="0.00137571019114197" calcext:value-type="float">
            <text:p>0.001375710191142</text:p>
          </table:table-cell>
          <table:table-cell table:style-name="ce112" table:formula="of:=([.N4]-[.N8])/[.N4]" office:value-type="float" office:value="-0.0737941895722495" calcext:value-type="float">
            <text:p>-0.07379418957225</text:p>
          </table:table-cell>
          <table:table-cell table:style-name="ce112" table:number-columns-repeated="2"/>
          <table:table-cell table:style-name="ce112" table:formula="of:=([.Q4]-[.Q8])/[.Q4]" office:value-type="float" office:value="-0.0140504864770096" calcext:value-type="float">
            <text:p>-0.01405048647701</text:p>
          </table:table-cell>
          <table:table-cell table:style-name="ce112"/>
          <table:table-cell table:style-name="ce112" table:formula="of:=([.S4]-[.S8])/[.S4]" office:value-type="float" office:value="-0.00346221137497263" calcext:value-type="float">
            <text:p>-0.003462211374973</text:p>
          </table:table-cell>
          <table:table-cell table:style-name="ce112" table:formula="of:=([.T4]-[.T8])/[.T4]" office:value-type="float" office:value="-0.0252541936826429" calcext:value-type="float">
            <text:p>-0.025254193682643</text:p>
          </table:table-cell>
          <table:table-cell table:style-name="ce112" table:formula="of:=([.U4]-[.U8])/[.U4]" office:value-type="float" office:value="0.00362740572588077" calcext:value-type="float">
            <text:p>0.003627405725881</text:p>
          </table:table-cell>
          <table:table-cell table:style-name="ce112" table:formula="of:=([.V4]-[.V8])/[.V4]" office:value-type="float" office:value="-0.0256140363558684" calcext:value-type="float">
            <text:p>-0.025614036355869</text:p>
          </table:table-cell>
          <table:table-cell table:style-name="ce112" table:formula="of:=([.W4]-[.W8])/[.W4]" office:value-type="float" office:value="-0.0281972201692338" calcext:value-type="float">
            <text:p>-0.028197220169234</text:p>
          </table:table-cell>
          <table:table-cell table:style-name="ce112" table:formula="of:=([.X4]-[.X8])/[.X4]" office:value-type="float" office:value="-0.107389317363996" calcext:value-type="float">
            <text:p>-0.107389317363996</text:p>
          </table:table-cell>
          <table:table-cell table:style-name="ce112"/>
          <table:table-cell table:style-name="ce112" table:formula="of:=([.Z4]-[.Z8])/[.Z4]" office:value-type="float" office:value="-0.0132669218589064" calcext:value-type="float">
            <text:p>-0.013266921858907</text:p>
          </table:table-cell>
          <table:table-cell table:style-name="ce112" table:formula="of:=([.AA4]-[.AA8])/[.AA4]" office:value-type="float" office:value="-0.0381475295957824" calcext:value-type="float">
            <text:p>-0.038147529595782</text:p>
          </table:table-cell>
          <table:table-cell table:style-name="ce54" table:number-columns-repeated="30"/>
          <table:table-cell table:number-columns-repeated="6"/>
        </table:table-row>
        <table:table-row table:style-name="ro6">
          <table:table-cell table:style-name="ce4" table:number-columns-spanned="2" table:number-rows-spanned="1"/>
          <table:covered-table-cell table:style-name="ce11" table:formula="of:=SUM([.D12:.X12])/22" office:value-type="float" office:value="0" calcext:value-type="float">
            <text:p>0</text:p>
          </table:covered-table-cell>
          <table:table-cell table:style-name="ce11"/>
          <table:table-cell table:style-name="ce18" office:value-type="string" calcext:value-type="string" table:number-columns-spanned="21" table:number-rows-spanned="1">
            <text:p>Relative difference of the fitness value in comparison with the optimal value if known</text:p>
          </table:table-cell>
          <table:covered-table-cell table:style-name="ce16"/>
          <table:covered-table-cell table:style-name="ce24"/>
          <table:covered-table-cell table:number-columns-repeated="5" table:style-name="ce16"/>
          <table:covered-table-cell table:style-name="ce24"/>
          <table:covered-table-cell table:number-columns-repeated="2" table:style-name="ce16"/>
          <table:covered-table-cell table:style-name="ce24"/>
          <table:covered-table-cell table:number-columns-repeated="7" table:style-name="ce16"/>
          <table:covered-table-cell table:number-columns-repeated="2" table:style-name="ce24"/>
          <table:table-cell table:style-name="ce131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1" table:formula="of:=SUM([.D13:.X13])/9" office:value-type="float" office:value="-0.02780114995669" calcext:value-type="float">
            <text:p>-0.02780114995669</text:p>
          </table:table-cell>
          <table:table-cell table:style-name="ce13" table:formula="of:=[.B13]*(-1)" office:value-type="percentage" office:value="0.02780114995669" calcext:value-type="percentage">
            <text:p>2.78%</text:p>
          </table:table-cell>
          <table:table-cell table:style-name="ce112"/>
          <table:table-cell table:style-name="ce112" table:formula="of:=([.E3]-[.E7])/[.E3]" office:value-type="float" office:value="-0.0325562782333092" calcext:value-type="float">
            <text:p>-0.032556278233309</text:p>
          </table:table-cell>
          <table:table-cell table:style-name="ce112" table:formula="of:=([.F3]-[.F7])/[.F3]" office:value-type="float" office:value="-0.048199713769209" calcext:value-type="float">
            <text:p>-0.048199713769209</text:p>
          </table:table-cell>
          <table:table-cell/>
          <table:table-cell table:style-name="ce112" table:formula="of:=([.H3]-[.H7])/[.H3]" office:value-type="float" office:value="-0.0253152211646941" calcext:value-type="float">
            <text:p>-0.025315221164694</text:p>
          </table:table-cell>
          <table:table-cell table:style-name="ce112" table:formula="of:=([.I3]-[.I7])/[.I3]" office:value-type="float" office:value="-0.0388936905790838" calcext:value-type="float">
            <text:p>-0.038893690579084</text:p>
          </table:table-cell>
          <table:table-cell/>
          <table:table-cell table:style-name="ce112" table:formula="of:=([.K3]-[.K7])/[.K3]" office:value-type="float" office:value="-0.0357571640988858" calcext:value-type="float">
            <text:p>-0.035757164098886</text:p>
          </table:table-cell>
          <table:table-cell table:style-name="ce112" table:number-columns-repeated="3"/>
          <table:table-cell table:style-name="ce112" table:formula="of:=([.O3]-[.O7])/[.O3]" office:value-type="float" office:value="-0.0241388620601269" calcext:value-type="float">
            <text:p>-0.024138862060127</text:p>
          </table:table-cell>
          <table:table-cell table:style-name="ce112" table:formula="of:=([.P3]-[.P7])/[.P3]" office:value-type="float" office:value="-0.0105663592042376" calcext:value-type="float">
            <text:p>-0.010566359204238</text:p>
          </table:table-cell>
          <table:table-cell table:style-name="ce112"/>
          <table:table-cell table:style-name="ce112" table:formula="of:=([.R3]-[.R7])/[.R3]" office:value-type="float" office:value="-0.0347830605006633" calcext:value-type="float">
            <text:p>-0.034783060500663</text:p>
          </table:table-cell>
          <table:table-cell/>
          <table:table-cell table:style-name="ce112" table:number-columns-repeated="2"/>
          <table:table-cell/>
          <table:table-cell table:style-name="ce112" table:number-columns-repeated="2"/>
          <table:table-cell table:style-name="ce112" table:formula="of:=([.Y3]-[.Y7])/[.Y3]" office:value-type="float" office:value="-0.0415252166598857" calcext:value-type="float">
            <text:p>-0.041525216659886</text:p>
          </table:table-cell>
          <table:table-cell table:style-name="ce112" table:number-columns-repeated="2"/>
          <table:table-cell table:style-name="ce54" table:number-columns-repeated="30"/>
          <table:table-cell table:number-columns-repeated="6"/>
        </table:table-row>
        <table:table-row table:style-name="ro5">
          <table:table-cell table:style-name="ce5" office:value-type="string" calcext:value-type="string">
            <text:p>size factor = 5, m = 5%</text:p>
          </table:table-cell>
          <table:table-cell table:style-name="ce11" table:formula="of:=SUM([.D14:.X14])/9" office:value-type="float" office:value="-0.0390412041637864" calcext:value-type="float">
            <text:p>-0.039041204163787</text:p>
          </table:table-cell>
          <table:table-cell table:style-name="ce13" table:formula="of:=[.B14]*(-1)" office:value-type="percentage" office:value="0.0390412041637864" calcext:value-type="percentage">
            <text:p>3.90%</text:p>
          </table:table-cell>
          <table:table-cell table:style-name="ce112"/>
          <table:table-cell table:style-name="ce112" table:formula="of:=([.E3]-[.E8])/[.E3]" office:value-type="float" office:value="-0.0511987527423561" calcext:value-type="float">
            <text:p>-0.051198752742356</text:p>
          </table:table-cell>
          <table:table-cell table:style-name="ce112" table:formula="of:=([.F3]-[.F8])/[.F3]" office:value-type="float" office:value="-0.096658155526332" calcext:value-type="float">
            <text:p>-0.096658155526332</text:p>
          </table:table-cell>
          <table:table-cell/>
          <table:table-cell table:style-name="ce112" table:formula="of:=([.H3]-[.H8])/[.H3]" office:value-type="float" office:value="-0.0416791564288846" calcext:value-type="float">
            <text:p>-0.041679156428885</text:p>
          </table:table-cell>
          <table:table-cell table:style-name="ce112" table:formula="of:=([.I3]-[.I8])/[.I3]" office:value-type="float" office:value="-0.0527705752424853" calcext:value-type="float">
            <text:p>-0.052770575242485</text:p>
          </table:table-cell>
          <table:table-cell/>
          <table:table-cell table:style-name="ce112" table:formula="of:=([.K3]-[.K8])/[.K3]" office:value-type="float" office:value="-0.0129910779323592" calcext:value-type="float">
            <text:p>-0.012991077932359</text:p>
          </table:table-cell>
          <table:table-cell table:style-name="ce112" table:number-columns-repeated="3"/>
          <table:table-cell table:style-name="ce112" table:formula="of:=([.O3]-[.O8])/[.O3]" office:value-type="float" office:value="-0.0344803334286821" calcext:value-type="float">
            <text:p>-0.034480333428682</text:p>
          </table:table-cell>
          <table:table-cell table:style-name="ce112" table:formula="of:=([.P3]-[.P8])/[.P3]" office:value-type="float" office:value="-0.0458675836185023" calcext:value-type="float">
            <text:p>-0.045867583618502</text:p>
          </table:table-cell>
          <table:table-cell table:style-name="ce112"/>
          <table:table-cell table:style-name="ce112" table:formula="of:=([.R3]-[.R8])/[.R3]" office:value-type="float" office:value="-0.0157252025544761" calcext:value-type="float">
            <text:p>-0.015725202554476</text:p>
          </table:table-cell>
          <table:table-cell/>
          <table:table-cell table:style-name="ce112" table:number-columns-repeated="2"/>
          <table:table-cell/>
          <table:table-cell table:style-name="ce112" table:number-columns-repeated="2"/>
          <table:table-cell table:style-name="ce112" table:formula="of:=([.Y3]-[.Y8])/[.Y3]" office:value-type="float" office:value="-0.0563708533652167" calcext:value-type="float">
            <text:p>-0.056370853365217</text:p>
          </table:table-cell>
          <table:table-cell table:style-name="ce112" table:number-columns-repeated="2"/>
          <table:table-cell table:style-name="ce54" table:number-columns-repeated="30"/>
          <table:table-cell table:number-columns-repeated="6"/>
        </table:table-row>
        <table:table-row table:style-name="ro5" table:number-rows-repeated="2">
          <table:table-cell table:style-name="ce6" table:number-columns-repeated="57"/>
          <table:table-cell table:number-columns-repeated="6"/>
        </table:table-row>
        <table:table-row table:style-name="ro5">
          <table:table-cell table:style-name="ce6"/>
          <table:table-cell table:style-name="ce6" office:value-type="string" calcext:value-type="string">
            <text:p>E(opt)</text:p>
          </table:table-cell>
          <table:table-cell table:style-name="ce6" office:value-type="string" calcext:value-type="string">
            <text:p>I(h)</text:p>
          </table:table-cell>
          <table:table-cell table:style-name="ce6" table:number-columns-repeated="54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2" table:formula="of:=[.C13]" office:value-type="percentage" office:value="0.02780114995669" calcext:value-type="percentage">
            <text:p>2.78%</text:p>
          </table:table-cell>
          <table:table-cell table:style-name="ce12" table:formula="of:=[.C10]" office:value-type="percentage" office:value="-0.00882022163979114" calcext:value-type="percentage">
            <text:p>-0.88%</text:p>
          </table:table-cell>
          <table:table-cell table:style-name="ce6" table:number-columns-repeated="54"/>
          <table:table-cell table:number-columns-repeated="6"/>
        </table:table-row>
        <table:table-row table:style-name="ro5">
          <table:table-cell table:style-name="ce5" office:value-type="string" calcext:value-type="string">
            <text:p>size factor = 5, m = 5%</text:p>
          </table:table-cell>
          <table:table-cell table:style-name="ce12" table:formula="of:=[.C14]" office:value-type="percentage" office:value="0.0390412041637864" calcext:value-type="percentage">
            <text:p>3.90%</text:p>
          </table:table-cell>
          <table:table-cell table:style-name="ce12" table:formula="of:=[.C11]" office:value-type="percentage" office:value="-0.0306913712262021" calcext:value-type="percentage">
            <text:p>-3.07%</text:p>
          </table:table-cell>
          <table:table-cell table:style-name="ce6" table:number-columns-repeated="54"/>
          <table:table-cell table:number-columns-repeated="6"/>
        </table:table-row>
        <table:table-row table:style-name="ro5" table:number-rows-repeated="11">
          <table:table-cell table:style-name="ce6" table:number-columns-repeated="57"/>
          <table:table-cell table:number-columns-repeated="6"/>
        </table:table-row>
        <table:table-row table:style-name="ro5" table:number-rows-repeated="1048545">
          <table:table-cell table:number-columns-repeated="63"/>
        </table:table-row>
        <table:table-row table:style-name="ro5">
          <table:table-cell table:number-columns-repeated="63"/>
        </table:table-row>
      </table:table>
      <table:table table:name="Sheet2" table:style-name="ta1">
        <table:table-column table:style-name="co18" table:number-columns-repeated="5" table:default-cell-style-name="Default"/>
        <table:table-row table:style-name="ro5" table:number-rows-repeated="27">
          <table:table-cell table:number-columns-repeated="5"/>
        </table:table-row>
        <table:table-row table:style-name="ro5" table:number-rows-repeated="8">
          <table:table-cell table:number-columns-repeated="4"/>
          <table:table-cell table:style-name="ce11"/>
        </table:table-row>
        <table:table-row table:style-name="ro5">
          <table:table-cell table:number-columns-repeated="4"/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" svg:font-family="Menl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 style:data-style-name="N2" text:time-value="16:51:49.6404805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5-28T16:59:52.687178039</dc:date>
    <meta:editing-duration>P2DT12H56M32S</meta:editing-duration>
    <meta:editing-cycles>107</meta:editing-cycles>
    <meta:generator>LibreOffice/6.4.2.2$MacOSX_X86_64 LibreOffice_project/4e471d8c02c9c90f512f7f9ead8875b57fcb1ec3</meta:generator>
    <meta:document-statistic meta:table-count="2" meta:cell-count="185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4c7d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134cm" svg:height="17.295cm" xlink:href=".." xlink:type="simple" chart:class="chart:bar" chart:style-name="ch1">
        <chart:plot-area chart:style-name="ch2" table:cell-range-address="RESULTS.A18:RESULTS.B19" chart:data-source-has-labels="column" svg:x="2.077cm" svg:y="0.345cm" svg:width="18.635cm" svg:height="14.98cm">
          <chartooo:coordinate-region svg:x="3.768cm" svg:y="0.646cm" svg:width="16.944cm" svg:height="10.52cm"/>
          <chart:axis chart:dimension="x" chart:name="primary-x" chart:style-name="ch3" chartooo:axis-type="auto">
            <chartooo:date-scale/>
            <chart:title svg:x="9.207cm" svg:y="15.67cm" chart:style-name="ch4">
              <text:p>Configuration</text:p>
            </chart:title>
            <chart:categories table:cell-range-address="RESULTS.A18:RESULTS.A19"/>
          </chart:axis>
          <chart:axis chart:dimension="y" chart:name="primary-y" chart:style-name="ch5">
            <chart:title svg:x="0.305cm" svg:y="7.111cm" chart:style-name="ch6">
              <text:p>E(opt)</text:p>
            </chart:title>
            <chart:grid chart:style-name="ch7" chart:class="major"/>
          </chart:axis>
          <chart:series chart:style-name="ch8" chart:values-cell-range-address="RESULTS.B18:RESULTS.B19" chart:class="chart:bar">
            <chart:data-point chart:style-name="ch9"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ize = 100, m = 10%</text:p>
                <draw:g>
                  <svg:desc>RESULTS.A18:RESULTS.A19</svg:desc>
                </draw:g>
              </table:table-cell>
              <table:table-cell office:value-type="float" office:value="0.02780114995669">
                <text:p>0.02780114995669</text:p>
                <draw:g>
                  <svg:desc>RESULTS.B18:RESULTS.B19</svg:desc>
                </draw:g>
              </table:table-cell>
            </table:table-row>
            <table:table-row>
              <table:table-cell office:value-type="string">
                <text:p>size factor = 5, m = 5%</text:p>
              </table:table-cell>
              <table:table-cell office:value-type="float" office:value="0.0390412041637864">
                <text:p>0.03904120416378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chart:axis-label-position="outside-start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e0c2cd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134cm" svg:height="17.295cm" xlink:href=".." xlink:type="simple" chart:class="chart:bar" chart:style-name="ch1">
        <chart:plot-area chart:style-name="ch2" table:cell-range-address="RESULTS.A18:RESULTS.A19 RESULTS.C18:RESULTS.C19" chart:data-source-has-labels="column" svg:x="2.077cm" svg:y="0.345cm" svg:width="18.635cm" svg:height="14.98cm">
          <chartooo:coordinate-region svg:x="3.948cm" svg:y="0.646cm" svg:width="16.764cm" svg:height="10.37cm"/>
          <chart:axis chart:dimension="x" chart:name="primary-x" chart:style-name="ch3" chartooo:axis-type="auto">
            <chartooo:date-scale/>
            <chart:title svg:x="9.207cm" svg:y="15.67cm" chart:style-name="ch4">
              <text:p>Configuration</text:p>
            </chart:title>
            <chart:categories table:cell-range-address="RESULTS.A18:RESULTS.A19"/>
          </chart:axis>
          <chart:axis chart:dimension="y" chart:name="primary-y" chart:style-name="ch5">
            <chart:title svg:x="0.305cm" svg:y="7.109cm" chart:style-name="ch6">
              <text:p>I(h)</text:p>
            </chart:title>
            <chart:grid chart:style-name="ch7" chart:class="major"/>
          </chart:axis>
          <chart:series chart:style-name="ch8" chart:values-cell-range-address="RESULTS.C18:RESULTS.C19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ize = 100, m = 10%</text:p>
                <draw:g>
                  <svg:desc>RESULTS.A18:RESULTS.A19</svg:desc>
                </draw:g>
              </table:table-cell>
              <table:table-cell office:value-type="float" office:value="-0.00882022163979114">
                <text:p>-0.00882022163979114</text:p>
                <draw:g>
                  <svg:desc>RESULTS.C18:RESULTS.C19</svg:desc>
                </draw:g>
              </table:table-cell>
            </table:table-row>
            <table:table-row>
              <table:table-cell office:value-type="string">
                <text:p>size factor = 5, m = 5%</text:p>
              </table:table-cell>
              <table:table-cell office:value-type="float" office:value="-0.0306913712262021">
                <text:p>-0.03069137122620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